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hree2-outline1">
      <style:graphic-properties draw:auto-grow-height="true" fo:min-height="13.86cm"/>
    </style:style>
    <style:style style:name="pr2" style:family="presentation" style:parent-style-name="vihree2-outline1">
      <style:graphic-properties draw:auto-grow-height="true" fo:min-height="5.605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3.256cm"/>
    </style:style>
    <style:style style:name="pr5" style:family="presentation" style:parent-style-name="vihree2-outline1">
      <style:graphic-properties fo:min-height="13.609cm"/>
    </style:style>
    <style:style style:name="pr6" style:family="presentation" style:parent-style-name="vihree2-notes">
      <style:graphic-properties draw:fill-color="#ffffff" fo:min-height="13.11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3deb3d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3deb3d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3deb3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draw:frame presentation:style-name="pr1" draw:text-style-name="P1" draw:layer="layout" svg:width="10.03cm" svg:height="15.867cm" svg:x="1.4cm" svg:y="4.445cm" presentation:class="outline" presentation:user-transformed="true">
          <draw:text-box>
            <text:list text:style-name="L1">
              <text:list-header>
                <text:p text:style-name="P1"><text:span text:style-name="T1">P</text:span><text:span text:style-name="T2">EOPLES</text:span></text:p>
                <text:p text:style-name="P1"><text:span text:style-name="T1">E</text:span><text:span text:style-name="T2">nables the</text:span></text:p>
                <text:p text:style-name="P1"><text:span text:style-name="T1">O</text:span><text:span text:style-name="T2">bservation of</text:span></text:p>
                <text:p text:style-name="P1"><text:span text:style-name="T3">P</text:span><text:span text:style-name="T2">opulations</text:span></text:p>
                <text:p text:style-name="P1"><text:span text:style-name="T1">L</text:span><text:span text:style-name="T2">iving in</text:span></text:p>
                <text:p text:style-name="P1"><text:span text:style-name="T1">E</text:span><text:span text:style-name="T2">veryday</text:span></text:p>
                <text:p text:style-name="P1"><text:span text:style-name="T1">S</text:span><text:span text:style-name="T2">ociety</text:span></text:p>
              </text:list-header>
            </text:list>
          </draw:text-box>
        </draw:frame>
        <draw:frame presentation:style-name="pr2" draw:layer="layout" svg:width="19.11cm" svg:height="5.605cm" svg:x="8.89cm" svg:y="13.335cm" presentation:class="outline" presentation:user-transformed="true">
          <draw:text-box>
            <text:list text:style-name="L1">
              <text:list-header>
                <text:p>Sema Berkiten <text:s text:c="2"/><text:span text:style-name="T4">|</text:span> <text:s text:c="2"/>Vladimir Costescu</text:p>
                <text:p><text:s text:c="7"/>Henry Liu <text:s text:c="2"/><text:span text:style-name="T4">|</text:span> <text:s text:c="2"/>Diego Vargas</text:p>
                <text:p>Austin Walker <text:s text:c="2"/><text:span text:style-name="T4">|</text:span> <text:s text:c="2"/>Tony Xia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draw:frame presentation:style-name="pr4" draw:layer="layout" svg:width="25.199cm" svg:height="3.256cm" svg:x="1.301cm" svg:y="0.619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1-05-03T22:44:34</meta:creation-date>
    <dc:language>fi-FI</dc:language>
    <meta:editing-cycles>8</meta:editing-cycles>
    <meta:editing-duration>PT01H22M23S</meta:editing-duration>
    <meta:initial-creator>Austin </meta:initial-creator>
    <dc:date>2011-05-04T05:21:08</dc:date>
    <dc:creator>Austin Walker</dc:creator>
    <meta:document-statistic meta:object-count="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en.otp"/>
  </office:meta>
</office:document-meta>
</file>